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Contents_20_3">
      <style:paragraph-properties>
        <style:tab-stops>
          <style:tab-stop style:position="15.801cm" style:type="right" style:leader-style="dotted" style:leader-text="."/>
        </style:tab-stops>
      </style:paragraph-properties>
    </style:style>
    <style:style style:name="P3" style:family="paragraph" style:parent-style-name="Contents_20_4">
      <style:paragraph-properties>
        <style:tab-stops>
          <style:tab-stop style:position="15.501cm" style:type="right" style:leader-style="dotted" style:leader-text="."/>
        </style:tab-stops>
      </style:paragraph-properties>
    </style:style>
    <style:style style:name="P4" style:family="paragraph" style:parent-style-name="Contents_20_Heading">
      <style:paragraph-properties fo:break-before="page"/>
    </style:style>
    <style:style style:name="P5" style:family="paragraph" style:parent-style-name="Footer">
      <style:paragraph-properties fo:text-align="end" style:justify-single-word="false"/>
    </style:style>
    <style:style style:name="P6" style:family="paragraph" style:parent-style-name="Heading_20_2">
      <style:paragraph-properties fo:break-before="page"/>
    </style:style>
    <style:style style:name="P7" style:family="paragraph" style:parent-style-name="Heading_20_3">
      <style:text-properties officeooo:paragraph-rsid="000f9596"/>
    </style:style>
    <style:style style:name="P8" style:family="paragraph" style:parent-style-name="Heading_20_4">
      <style:text-properties officeooo:paragraph-rsid="0010a99f"/>
    </style:style>
    <style:style style:name="P9" style:family="paragraph" style:parent-style-name="Standard">
      <style:text-properties officeooo:rsid="000f9596" officeooo:paragraph-rsid="000f9596"/>
    </style:style>
    <style:style style:name="P10" style:family="paragraph" style:parent-style-name="Text_20_body" style:list-style-name="Numbering_20_ABC"/>
    <style:style style:name="P11" style:family="paragraph" style:parent-style-name="Text_20_body">
      <style:text-properties officeooo:rsid="0010a99f" officeooo:paragraph-rsid="0010a99f"/>
    </style:style>
    <style:style style:name="P12" style:family="paragraph" style:parent-style-name="Text_20_body">
      <style:text-properties officeooo:paragraph-rsid="0010a99f"/>
    </style:style>
    <style:style style:name="T1" style:family="text">
      <style:text-properties officeooo:rsid="000f9596"/>
    </style:style>
    <style:style style:name="T2" style:family="text">
      <style:text-properties officeooo:rsid="0010a99f"/>
    </style:style>
    <style:style style:name="T3" style:family="text">
      <style:text-properties officeooo:rsid="00150ea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Page de couverture</text:p>
      <text:p text:style-name="P9"/>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Table des matières</text:p>
          </text:index-title>
          <text:p text:style-name="P1"><text:a xlink:type="simple" xlink:href="#__RefHeading___Toc612_3003299879" text:style-name="Index_20_Link" text:visited-style-name="Index_20_Link">I. Introduction<text:tab/>3</text:a></text:p>
          <text:p text:style-name="P2"><text:a xlink:type="simple" xlink:href="#__RefHeading___Toc620_3003299879" text:style-name="Index_20_Link" text:visited-style-name="Index_20_Link">1.1. Présentation du projet : Paper App Dungeon<text:tab/>3</text:a></text:p>
          <text:p text:style-name="P2"><text:a xlink:type="simple" xlink:href="#__RefHeading___Toc622_3003299879" text:style-name="Index_20_Link" text:visited-style-name="Index_20_Link">1.2. Objectifs fixés<text:tab/>3</text:a></text:p>
          <text:p text:style-name="P2"><text:a xlink:type="simple" xlink:href="#__RefHeading___Toc624_3003299879" text:style-name="Index_20_Link" text:visited-style-name="Index_20_Link">1.3. Énoncé du plan<text:tab/>3</text:a></text:p>
          <text:p text:style-name="P1"><text:a xlink:type="simple" xlink:href="#__RefHeading___Toc614_3003299879" text:style-name="Index_20_Link" text:visited-style-name="Index_20_Link">II. Méthodologie et outils de développement<text:tab/>4</text:a></text:p>
          <text:p text:style-name="P2"><text:a xlink:type="simple" xlink:href="#__RefHeading___Toc628_3003299879" text:style-name="Index_20_Link" text:visited-style-name="Index_20_Link">2.1. Méthodologie agile<text:tab/>4</text:a></text:p>
          <text:p text:style-name="P2"><text:a xlink:type="simple" xlink:href="#__RefHeading___Toc630_3003299879" text:style-name="Index_20_Link" text:visited-style-name="Index_20_Link">2.2 Gestion de projet avec Jira<text:tab/>4</text:a></text:p>
          <text:p text:style-name="P2"><text:a xlink:type="simple" xlink:href="#__RefHeading___Toc632_3003299879" text:style-name="Index_20_Link" text:visited-style-name="Index_20_Link">2.3 Versionning avec Github<text:tab/>4</text:a></text:p>
          <text:p text:style-name="P1"><text:a xlink:type="simple" xlink:href="#__RefHeading___Toc616_3003299879" text:style-name="Index_20_Link" text:visited-style-name="Index_20_Link">III. Conception de l’application : Aspects techniques clés<text:tab/>5</text:a></text:p>
          <text:p text:style-name="P2"><text:a xlink:type="simple" xlink:href="#__RefHeading___Toc634_3003299879" text:style-name="Index_20_Link" text:visited-style-name="Index_20_Link">3.1. Notre implémentation<text:tab/>5</text:a></text:p>
          <text:p text:style-name="P3"><text:a xlink:type="simple" xlink:href="#__RefHeading___Toc665_3003299879" text:style-name="Index_20_Link" text:visited-style-name="Index_20_Link">3.1.1. Les prémices<text:tab/>5</text:a></text:p>
          <text:p text:style-name="P3"><text:a xlink:type="simple" xlink:href="#__RefHeading___Toc667_3003299879" text:style-name="Index_20_Link" text:visited-style-name="Index_20_Link">3.1.2 Organisation<text:tab/>5</text:a></text:p>
          <text:p text:style-name="P2"><text:a xlink:type="simple" xlink:href="#__RefHeading___Toc636_3003299879" text:style-name="Index_20_Link" text:visited-style-name="Index_20_Link">3.2. Utilisation de la bibliothèque Pygame<text:tab/>5</text:a></text:p>
          <text:p text:style-name="P3"><text:a xlink:type="simple" xlink:href="#__RefHeading___Toc669_3003299879" text:style-name="Index_20_Link" text:visited-style-name="Index_20_Link">3.2.1. Découverte de Pygame<text:tab/>5</text:a></text:p>
          <text:p text:style-name="P3"><text:a xlink:type="simple" xlink:href="#__RefHeading___Toc671_3003299879" text:style-name="Index_20_Link" text:visited-style-name="Index_20_Link">3.2.2 Utilisation et implémentation<text:tab/>5</text:a></text:p>
          <text:p text:style-name="P2"><text:a xlink:type="simple" xlink:href="#__RefHeading___Toc638_3003299879" text:style-name="Index_20_Link" text:visited-style-name="Index_20_Link">3.3. Génération aléatoire de niveaux<text:tab/>5</text:a></text:p>
          <text:p text:style-name="P3"><text:a xlink:type="simple" xlink:href="#__RefHeading___Toc673_3003299879" text:style-name="Index_20_Link" text:visited-style-name="Index_20_Link">3.3.1. Nos premiers algorithmes<text:tab/>5</text:a></text:p>
          <text:p text:style-name="P3"><text:a xlink:type="simple" xlink:href="#__RefHeading___Toc675_3003299879" text:style-name="Index_20_Link" text:visited-style-name="Index_20_Link">3.3.2 L’algorithme retenue<text:tab/>5</text:a></text:p>
          <text:p text:style-name="P2"><text:a xlink:type="simple" xlink:href="#__RefHeading___Toc640_3003299879" text:style-name="Index_20_Link" text:visited-style-name="Index_20_Link">3.4. Génération automatique de PDF<text:tab/>5</text:a></text:p>
          <text:p text:style-name="P2"><text:a xlink:type="simple" xlink:href="#__RefHeading___Toc642_3003299879" text:style-name="Index_20_Link" text:visited-style-name="Index_20_Link">3.5. Défis rencontrés et solutions apportées<text:tab/>5</text:a></text:p>
          <text:p text:style-name="P1"><text:a xlink:type="simple" xlink:href="#__RefHeading___Toc618_3003299879" text:style-name="Index_20_Link" text:visited-style-name="Index_20_Link">IV. Conclusion<text:tab/>6</text:a></text:p>
          <text:p text:style-name="P2"><text:a xlink:type="simple" xlink:href="#__RefHeading___Toc644_3003299879" text:style-name="Index_20_Link" text:visited-style-name="Index_20_Link">4.1. Bilan de jeu<text:tab/>6</text:a></text:p>
          <text:p text:style-name="P2"><text:a xlink:type="simple" xlink:href="#__RefHeading___Toc646_3003299879" text:style-name="Index_20_Link" text:visited-style-name="Index_20_Link">4.2. Perspectives d’améliorations et nouvelles fonctionnalités<text:tab/>6</text:a></text:p>
          <text:p text:style-name="P3"><text:a xlink:type="simple" xlink:href="#__RefHeading___Toc677_3003299879" text:style-name="Index_20_Link" text:visited-style-name="Index_20_Link">4.2.1. Introduction d’une IA<text:tab/>6</text:a></text:p>
          <text:p text:style-name="P3"><text:a xlink:type="simple" xlink:href="#__RefHeading___Toc679_3003299879" text:style-name="Index_20_Link" text:visited-style-name="Index_20_Link">4.2.2<text:tab/>6</text:a></text:p>
          <text:p text:style-name="P2"><text:a xlink:type="simple" xlink:href="#__RefHeading___Toc648_3003299879" text:style-name="Index_20_Link" text:visited-style-name="Index_20_Link">4.3. Retour d’expérience sur le travail en groupe<text:tab/>6</text:a></text:p>
          <text:p text:style-name="P3"><text:a xlink:type="simple" xlink:href="#__RefHeading___Toc681_3003299879" text:style-name="Index_20_Link" text:visited-style-name="Index_20_Link">4.3.1. Avantage<text:tab/>6</text:a></text:p>
          <text:p text:style-name="P3"><text:a xlink:type="simple" xlink:href="#__RefHeading___Toc683_3003299879" text:style-name="Index_20_Link" text:visited-style-name="Index_20_Link">4.3.2<text:tab/>6</text:a></text:p>
          <text:p text:style-name="P1"><text:a xlink:type="simple" xlink:href="#__RefHeading___Toc652_3003299879" text:style-name="Index_20_Link" text:visited-style-name="Index_20_Link">V. Annexe<text:tab/>6</text:a></text:p>
        </text:index-body>
      </text:table-of-content>
      <text:p text:style-name="P9"/>
      <text:h text:style-name="P6" text:outline-level="2"><text:bookmark-start text:name="__RefHeading___Toc612_3003299879"/>I. Introduction<text:bookmark-end text:name="__RefHeading___Toc612_3003299879"/></text:h>
      <text:h text:style-name="Heading_20_3" text:outline-level="3"><text:bookmark-start text:name="__RefHeading___Toc620_3003299879"/><text:span text:style-name="T1">1.1. <text:s text:c="2"/></text:span>Présentation du projet : <text:span text:style-name="T2">Paper App Dungeon</text:span><text:bookmark-end text:name="__RefHeading___Toc620_3003299879"/></text:h>
      <text:p text:style-name="P12"><text:span text:style-name="T2">Ce projet avait pour objectif de programmer une version logicielle du Paper App Dungeon <text:s/>à l’aide du langage de programmation Python ainsi que la bibliothèque Pygame. Paper App Dungeon est un jeu de société solo que joue avec un dé et un crayon. On y incarne un aventurier parcourant au risque et péril de sa vie, des donjon à la recherche de trésors. </text:span></text:p>
      <text:h text:style-name="Heading_20_3" text:outline-level="3"><text:bookmark-start text:name="__RefHeading___Toc622_3003299879"/><text:span text:style-name="T1">1.</text:span><text:span text:style-name="T2">2</text:span><text:span text:style-name="T1">. <text:s text:c="2"/></text:span>Objectif<text:span text:style-name="T1">s</text:span> fixé<text:span text:style-name="T1">s</text:span><text:bookmark-end text:name="__RefHeading___Toc622_3003299879"/></text:h>
      <text:p text:style-name="P11">Pour ce projet, nous nous sommes fixé plusieurs objectifs de fonctionnalités pour cette version logicielle du jeu. Tout d’abord, programmer une interface intuitif et fonctionnelle du jeu, afin de joueur puisse faire évoluer son personnage dans les donjons sans difficulté. Dans la continuité de ceci, le deuxième objectif était donc de programmer la mécanique du jeu. Une fois ces deux premier objectif primordiale réalisé, nous pouvions aborder le jeu d’une manière différentes. Ainsi, notre prochain objectif était la génération aléatoire de donjons.</text:p>
      <text:h text:style-name="Heading_20_3" text:outline-level="3"><text:bookmark-start text:name="__RefHeading___Toc624_3003299879"/><text:span text:style-name="T1">1.</text:span><text:span text:style-name="T2">3</text:span><text:span text:style-name="T1">. <text:s text:c="2"/></text:span>Énoncé du plan ?<text:bookmark-end text:name="__RefHeading___Toc624_3003299879"/></text:h>
      <text:h text:style-name="Heading_20_3" text:outline-level="3"><text:bookmark-start text:name="__RefHeading___Toc626_3003299879"/><text:bookmark-end text:name="__RefHeading___Toc626_3003299879"/></text:h>
      <text:h text:style-name="Heading_20_2" text:outline-level="2" text:is-list-header="true"/>
      <text:h text:style-name="P6" text:outline-level="2"><text:bookmark-start text:name="__RefHeading___Toc614_3003299879"/><text:span text:style-name="T1">II. </text:span>Méthodologie et outils de développement<text:bookmark-end text:name="__RefHeading___Toc614_3003299879"/></text:h>
      <text:h text:style-name="Heading_20_3" text:outline-level="3"><text:bookmark-start text:name="__RefHeading___Toc628_3003299879"/><text:span text:style-name="T1">2.1. <text:s text:c="2"/></text:span>Méthodologie agile <text:bookmark-end text:name="__RefHeading___Toc628_3003299879"/></text:h>
      <text:h text:style-name="Heading_20_3" text:outline-level="3"><text:bookmark-start text:name="__RefHeading___Toc630_3003299879"/><text:span text:style-name="T1">2.2 <text:s text:c="2"/></text:span>Gestion de projet avec Jira <text:bookmark-end text:name="__RefHeading___Toc630_3003299879"/></text:h>
      <text:h text:style-name="Heading_20_3" text:outline-level="3"><text:bookmark-start text:name="__RefHeading___Toc632_3003299879"/><text:span text:style-name="T1">2.3 <text:s text:c="2"/></text:span>Versionning avec Github <text:bookmark-end text:name="__RefHeading___Toc632_3003299879"/></text:h>
      <text:list text:style-name="Numbering_20_ABC">
        <text:list-header>
          <text:p text:style-name="P10"/>
        </text:list-header>
      </text:list>
      <text:h text:style-name="P6" text:outline-level="2"><text:bookmark-start text:name="__RefHeading___Toc616_3003299879"/><text:span text:style-name="T1">III. </text:span><text:span text:style-name="T2">Conception de l’application</text:span> : Aspects techniques clés<text:bookmark-end text:name="__RefHeading___Toc616_3003299879"/></text:h>
      <text:h text:style-name="Heading_20_3" text:outline-level="3"><text:bookmark-start text:name="__RefHeading___Toc634_3003299879"/><text:span text:style-name="T1">3.1. <text:s text:c="2"/></text:span>Notre impl<text:span text:style-name="T2">é</text:span>mentation <text:bookmark-end text:name="__RefHeading___Toc634_3003299879"/></text:h>
      <text:h text:style-name="P8" text:outline-level="4"><text:bookmark-start text:name="__RefHeading___Toc665_3003299879"/>3.<text:span text:style-name="T2">1</text:span>.1. <text:s text:c="2"/><text:span text:style-name="T2">Les prémices</text:span><text:bookmark-end text:name="__RefHeading___Toc665_3003299879"/></text:h>
      <text:h text:style-name="P8" text:outline-level="4"><text:bookmark-start text:name="__RefHeading___Toc667_3003299879"/>3.<text:span text:style-name="T2">1</text:span>.2 <text:s text:c="3"/><text:span text:style-name="T2">Organisation </text:span><text:span text:style-name="T3">de notre projet</text:span><text:bookmark-end text:name="__RefHeading___Toc667_3003299879"/></text:h>
      <text:h text:style-name="P7" text:outline-level="3"><text:bookmark-start text:name="__RefHeading___Toc636_3003299879"/><text:span text:style-name="T1">3.2. <text:s text:c="2"/></text:span>Utilisation de la bibliothèque Pygame<text:bookmark-end text:name="__RefHeading___Toc636_3003299879"/></text:h>
      <text:h text:style-name="P8" text:outline-level="4"><text:bookmark-start text:name="__RefHeading___Toc669_3003299879"/>3.<text:span text:style-name="T2">2</text:span>.1. <text:s text:c="2"/><text:span text:style-name="T2">Découverte de Pygame</text:span><text:bookmark-end text:name="__RefHeading___Toc669_3003299879"/></text:h>
      <text:h text:style-name="P8" text:outline-level="4"><text:bookmark-start text:name="__RefHeading___Toc671_3003299879"/>3.<text:span text:style-name="T2">2</text:span>.2 <text:s text:c="2"/><text:span text:style-name="T2">Utilisation et implémentation </text:span><text:bookmark-end text:name="__RefHeading___Toc671_3003299879"/></text:h>
      <text:h text:style-name="P7" text:outline-level="3"><text:bookmark-start text:name="__RefHeading___Toc638_3003299879"/><text:span text:style-name="T1">3.3. <text:s text:c="2"/></text:span>Génération aléatoire de niveaux <text:bookmark-end text:name="__RefHeading___Toc638_3003299879"/></text:h>
      <text:h text:style-name="Heading_20_4" text:outline-level="4"><text:bookmark-start text:name="__RefHeading___Toc673_3003299879"/>3.3.1. <text:s text:c="2"/>Nos premiers algorithmes<text:bookmark-end text:name="__RefHeading___Toc673_3003299879"/></text:h>
      <text:h text:style-name="P8" text:outline-level="4"><text:bookmark-start text:name="__RefHeading___Toc675_3003299879"/>3.3.2 <text:s text:c="2"/>L’algorithme retenue<text:bookmark-end text:name="__RefHeading___Toc675_3003299879"/></text:h>
      <text:h text:style-name="P7" text:outline-level="3"><text:bookmark-start text:name="__RefHeading___Toc640_3003299879"/><text:span text:style-name="T1">3.4. <text:s text:c="2"/></text:span>Génération automatique de PDF <text:bookmark-end text:name="__RefHeading___Toc640_3003299879"/></text:h>
      <text:h text:style-name="P7" text:outline-level="3"><text:bookmark-start text:name="__RefHeading___Toc642_3003299879"/><text:span text:style-name="T1">3.5. <text:s text:c="2"/></text:span>Défis rencontrés et solutions apportées <text:bookmark-end text:name="__RefHeading___Toc642_3003299879"/></text:h>
      <text:h text:style-name="Heading_20_2" text:outline-level="2" text:is-list-header="true"/>
      <text:h text:style-name="P6" text:outline-level="2"><text:bookmark-start text:name="__RefHeading___Toc618_3003299879"/><text:span text:style-name="T1">IV. </text:span>Conclusion <text:bookmark-end text:name="__RefHeading___Toc618_3003299879"/></text:h>
      <text:h text:style-name="Heading_20_3" text:outline-level="3"><text:bookmark-start text:name="__RefHeading___Toc644_3003299879"/><text:span text:style-name="T1">4.1. <text:s text:c="2"/></text:span>Bilan de jeu <text:bookmark-end text:name="__RefHeading___Toc644_3003299879"/></text:h>
      <text:h text:style-name="P7" text:outline-level="3"><text:bookmark-start text:name="__RefHeading___Toc646_3003299879"/><text:span text:style-name="T1">4.2. <text:s/></text:span>Perspectives d’améliorations et nouvelles fonctionnalités <text:bookmark-end text:name="__RefHeading___Toc646_3003299879"/></text:h>
      <text:h text:style-name="Heading_20_4" text:outline-level="4"><text:bookmark-start text:name="__RefHeading___Toc677_3003299879"/><text:span text:style-name="T2">4</text:span>.<text:span text:style-name="T2">2</text:span>.1. <text:span text:style-name="T2">Introduction d’une IA</text:span><text:bookmark-end text:name="__RefHeading___Toc677_3003299879"/></text:h>
      <text:h text:style-name="Heading_20_4" text:outline-level="4"><text:bookmark-start text:name="__RefHeading___Toc679_3003299879"/><text:span text:style-name="T2">4</text:span>.<text:span text:style-name="T2">2</text:span>.2 ?<text:bookmark-end text:name="__RefHeading___Toc679_3003299879"/></text:h>
      <text:h text:style-name="P7" text:outline-level="3"><text:bookmark-start text:name="__RefHeading___Toc648_3003299879"/><text:span text:style-name="T1">4.3. <text:s/></text:span>Retour d’expérience sur le travail en groupe <text:bookmark-end text:name="__RefHeading___Toc648_3003299879"/></text:h>
      <text:h text:style-name="Heading_20_4" text:outline-level="4"><text:bookmark-start text:name="__RefHeading___Toc681_3003299879"/><text:span text:style-name="T2">4</text:span>.<text:span text:style-name="T2">3</text:span>.1. <text:span text:style-name="T2">Avantage</text:span><text:bookmark-end text:name="__RefHeading___Toc681_3003299879"/></text:h>
      <text:h text:style-name="Heading_20_4" text:outline-level="4"><text:bookmark-start text:name="__RefHeading___Toc683_3003299879"/><text:span text:style-name="T2">4</text:span>.<text:span text:style-name="T2">3</text:span>.2 ?<text:bookmark-end text:name="__RefHeading___Toc683_3003299879"/></text:h>
      <text:h text:style-name="Heading_20_2" text:outline-level="2" text:is-list-header="true"/>
      <text:h text:style-name="P6" text:outline-level="2"><text:bookmark-start text:name="__RefHeading___Toc652_3003299879"/>V. Annexe<text:bookmark-end text:name="__RefHeading___Toc652_3003299879"/></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cm" fo:margin-bottom="0.101cm" style:contextual-spacing="false"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1.199cm" fo:margin-right="0cm" fo:margin-top="0.247cm" fo:margin-bottom="0.212cm" style:contextual-spacing="false" fo:text-indent="0cm" style:auto-text-indent="false"/>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1.799cm" fo:margin-right="0cm" fo:margin-top="0.212cm" fo:margin-bottom="0.212cm" style:contextual-spacing="false" fo:text-indent="0cm" style:auto-text-indent="false"/>
      <style:text-properties fo:font-size="11.5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Contents_20_6" style:display-name="Contents 6" style:family="paragraph" style:parent-style-name="Index" style:class="index">
      <style:paragraph-properties fo:margin-left="2.499cm" fo:margin-right="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 style:class="index">
      <style:paragraph-properties fo:margin-left="1.199cm" fo:margin-right="0cm" fo:margin-top="0.101cm" fo:margin-bottom="0.101cm" style:contextual-spacing="false" fo:text-indent="0cm" style:auto-text-indent="false">
        <style:tab-stops>
          <style:tab-stop style:position="16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0cm" fo:margin-bottom="0.101cm" style:contextual-spacing="false" fo:text-indent="0cm" style:auto-text-indent="fals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left="1.799cm" fo:margin-right="0cm" fo:margin-top="0cm" fo:margin-bottom="0.199cm" style:contextual-spacing="false" fo:text-indent="0cm" style:auto-text-indent="false">
        <style:tab-stops>
          <style:tab-stop style:position="15.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office:automatic-styles>
  <office:master-styles>
    <style:master-page style:name="Standard" style:page-layout-name="Mpm1">
      <style:footer>
        <text:p text:style-name="MP1"><text:page-number text:select-page="current">7</text:page-number>/<text:page-count>7</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09T12:33:25.814000000</meta:creation-date>
    <dc:date>2025-03-09T13:34:36.302000000</dc:date>
    <meta:editing-duration>PT1H1M9S</meta:editing-duration>
    <meta:editing-cycles>3</meta:editing-cycles>
    <meta:generator>LibreOffice/7.5.3.2$Windows_X86_64 LibreOffice_project/9f56dff12ba03b9acd7730a5a481eea045e468f3</meta:generator>
    <meta:document-statistic meta:table-count="0" meta:image-count="0" meta:object-count="0" meta:page-count="7" meta:paragraph-count="63" meta:word-count="425" meta:character-count="2722" meta:non-whitespace-character-count="2307"/>
  </office:meta>
</office:document-meta>
</file>